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3-22T11:16:01</meta:creation-date>
    <dc:creator>Trihus</dc:creator>
    <dc:date>2011-03-22T11:16:01</dc:date>
    <meta:editing-cycles>1</meta:editing-cycles>
    <meta:editing-duration>PT2M27S</meta:editing-duration>
    <meta:AssemblyVersion Assembly-Version="OpenOfficeConvert 0.6.18.758"/>
    <meta:Created-By Created-By="ReSharper 5.0.1659.36"/>
    <meta:user-defined meta:name="Assembly-Version">OpenOfficeConvert 0.6.18.758</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